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8cm" fo:min-width="2.993cm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93cm" svg:height="1.588cm" svg:x="7.032cm" svg:y="10.84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1:49:29.770347166</meta:creation-date>
    <dc:date>2024-09-07T11:51:06.805197895</dc:date>
    <meta:editing-duration>PT1M38S</meta:editing-duration>
    <meta:editing-cycles>1</meta:editing-cycles>
    <meta:document-statistic meta:object-count="1"/>
    <meta:generator>LibreOffice/24.2.5.2$Linux_X86_64 LibreOffice_project/420$Build-2</meta:generator>
  </office:meta>
</office:document-meta>
</file>